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 style:list-style-name="WWNum1">
      <style:paragraph-properties fo:margin-left="0.5in" fo:margin-right="0in" fo:margin-top="0in" fo:margin-bottom="0in" fo:line-height="108%" fo:text-align="justify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  <style:text-properties fo:font-size="14pt" style:text-underline-style="none" style:font-size-asian="14pt" style:font-size-complex="14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variant="normal" fo:text-transform="none" fo:color="#ff0000" style:text-line-through-style="none" style:text-position="0% 100%" style:font-name="Calibri" fo:font-style="normal" fo:font-weight="normal" style:font-name-asian="Calibri1" style:font-style-asian="normal" style:font-weight-asian="normal" style:font-name-complex="Calibri1"/>
    </style:style>
    <style:style style:name="T3" style:family="text">
      <style:text-properties fo:font-variant="normal" fo:text-transform="none" fo:color="#ff0000" style:text-line-through-style="none" style:text-position="0% 100%" style:font-name="Calibri" fo:font-size="13.5pt" fo:font-style="normal" fo:font-weight="normal" style:font-name-asian="Calibri1" style:font-size-asian="13.5pt" style:font-style-asian="normal" style:font-weight-asian="normal" style:font-name-complex="Calibri1" style:font-size-complex="13.5pt"/>
    </style:style>
    <style:style style:name="T4" style:family="text">
      <style:text-properties fo:font-variant="normal" fo:text-transform="none" fo:color="#000000" style:text-line-through-style="none" style:text-position="0% 100%" style:font-name="Calibri" fo:font-style="normal" fo:font-weight="normal" style:font-name-asian="Calibri1" style:font-style-asian="normal" style:font-weight-asian="normal" style:font-name-complex="Calibri1"/>
    </style:style>
    <style:style style:name="T5" style:family="text">
      <style:text-properties fo:font-variant="normal" fo:text-transform="none" fo:color="#000000" style:text-line-through-style="none" style:text-position="0% 100%" style:font-name="Calibri" fo:font-style="normal" style:font-name-asian="Calibri1" style:font-style-asian="normal" style:font-name-complex="Calibri1"/>
    </style:style>
    <style:style style:name="T6" style:family="text">
      <style:text-properties fo:font-variant="normal" fo:text-transform="none" fo:color="#000000" style:text-line-through-style="none" style:text-position="0% 100%" style:font-name="Calibri" fo:font-size="13.5pt" fo:font-style="normal" fo:font-weight="normal" style:font-name-asian="Calibri1" style:font-size-asian="13.5pt" style:font-style-asian="normal" style:font-weight-asian="normal" style:font-name-complex="Calibri1" style:font-size-complex="13.5pt"/>
    </style:style>
    <style:style style:name="T7" style:family="text">
      <style:text-properties fo:color="#000000"/>
    </style:style>
    <style:style style:name="T8" style:family="text">
      <style:text-properties fo:font-size="18pt" fo:font-weight="bold" style:font-size-asian="18pt" style:font-weight-asian="bold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shboard</text:span></text:p>
      <text:p text:style-name="P2"/>
      <text:p text:style-name="P2">==&gt; <text:span text:style-name="T4">When I click on the notification button and there is no notification to show, a gray mask appears.(</text:span><text:span text:style-name="T2">Hide notification icon or disable it?</text:span><text:span text:style-name="T4">)</text:span></text:p>
      <text:p text:style-name="P2"><text:span text:style-name="T4"/></text:p>
      <text:p text:style-name="P2"><text:span text:style-name="T4">==&gt; </text:span><text:span text:style-name="T6">The listbox through which I switch stores must have a fixed width of 30 characters.(</text:span><text:span text:style-name="T3">Limit is for search textbox in list?</text:span><text:span text:style-name="T6">)</text:span></text:p>
      <text:p text:style-name="P2"><text:span text:style-name="T6"/></text:p>
      <text:p text:style-name="P2"><text:span text:style-name="T6"/></text:p>
      <text:p text:style-name="P3"><text:span text:style-name="T5">Add invoice &amp; Quick invoice</text:span></text:p>
      <text:p text:style-name="P2"><text:span text:style-name="T6"/></text:p>
      <text:p text:style-name="P2"><text:span text:style-name="T6">==&gt; </text:span><text:span text:style-name="T4">“Add a New vendor” function.</text:span></text:p>
      <text:p text:style-name="P2"><text:span text:style-name="T7">==&gt; </text:span><text:span text:style-name="T4">I updated a vendor phone number and address on Quickbooks and it didn’t update them on Synthesis.</text:span></text:p>
      <text:p text:style-name="P2"><text:span text:style-name="T6"/></text:p>
      <text:p text:style-name="P2"><text:span text:style-name="T6">==&gt;</text:span><text:span text:style-name="T4">It doesn’t let me choose a past Invoice Date.</text:span></text:p>
      <text:p text:style-name="P2"><text:span text:style-name="T4"/></text:p>
      <text:p text:style-name="P4"><text:span text:style-name="T4">Reports</text:span></text:p>
      <text:p text:style-name="P2"><text:span text:style-name="T4">==&gt; </text:span><text:span text:style-name="T6">On Filter by date, it shows me the old saved dates I had tried before. Remove them.</text:span></text:p>
      <text:p text:style-name="P2"><text:span text:style-name="T6">==&gt; when I go to delete an invoice the message “Are you sure want to delete this Invoice?” spans out of the window.</text:span></text:p>
      <text:p text:style-name="P2"><text:span text:style-name="T6"/></text:p>
      <text:p text:style-name="P2"><text:span text:style-name="T6"/></text:p>
      <text:p text:style-name="P4"><text:span text:style-name="T4">Open invoice page</text:span></text:p>
      <text:p text:style-name="P2"><text:span text:style-name="T6">==&gt;</text:span><text:span text:style-name="T4">The Back button doesn’t work in case I came from a filtered dashboard.</text:span></text:p>
      <text:p text:style-name="P2"><text:span text:style-name="T4">==&gt; Make the font-weight of the shown values bold.</text:span></text:p>
      <text:p text:style-name="P2"><text:span text:style-name="T4">==&gt; “Created By”, “Modified By”, “Approved By” don’t show the time any more. Why?</text:span></text:p>
      <text:p text:style-name="P2"><text:span text:style-name="T4"/></text:p>
      <text:p text:style-name="P1"><text:span text:style-name="T8">SYSTEM ADMIN ROLE</text:span></text:p>
      <text:list xml:id="list7958533448861814617" text:style-name="WWNum1">
        <text:list-item>
          <text:p text:style-name="P5"><text:span text:style-name="T4">If an invoice is edited, the Comments textbox is not availa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Zeichenformat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Zeichenformat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Zeichenformat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Zeichenformat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Zeichenformat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Zeichenformat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51:39.68</meta:creation-date>
    <dc:date>2018-09-19T11:15:27.71</dc:date>
    <meta:editing-duration>PT23M42S</meta:editing-duration>
    <meta:editing-cycles>12</meta:editing-cycles>
    <meta:generator>OpenOffice.org/3.4.1$Win32 OpenOffice.org_project/341m1$Build-9593</meta:generator>
    <meta:document-statistic meta:table-count="0" meta:image-count="0" meta:object-count="0" meta:page-count="1" meta:paragraph-count="16" meta:word-count="181" meta:character-count="994"/>
  </office:meta>
</office:document-meta>
</file>